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CA_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231 USF MAIS CORREGO DA BIC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CORREGO DA BICA III, 00001537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5H17M0S" table:style-name="ce3">
            <text:p>15:17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CILENE JOSE DE OLIVEIRA</text:p>
          </table:table-cell>
          <table:table-cell office:value-type="date" office:date-value="1987-05-17T00:00:00" table:style-name="ce2">
            <text:p>17/05/1987</text:p>
          </table:table-cell>
          <table:table-cell office:value-type="string" table:style-name="ce1">
            <text:p>38 anos e 3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0.274.114-01</text:p>
          </table:table-cell>
          <table:table-cell office:value-type="float" office:value="700001960871808" table:style-name="ce1">
            <text:p>7,00002E+14</text:p>
          </table:table-cell>
          <table:table-cell office:value-type="string" table:style-name="ce1">
            <text:p>(81) 8666-96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ua 2 trav. da prima vera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50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30/70</text:p>
          </table:table-cell>
          <table:table-cell office:value-type="date" office:date-value="2024-10-03T00:00:00" table:style-name="ce2">
            <text:p>03/10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9" table:style-name="ce1">
            <text:p>379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RLA FREITAS DA SILVA</text:p>
          </table:table-cell>
          <table:table-cell office:value-type="date" office:date-value="1996-03-18T00:00:00" table:style-name="ce2">
            <text:p>18/03/1996</text:p>
          </table:table-cell>
          <table:table-cell office:value-type="string" table:style-name="ce1">
            <text:p>29 anos e 5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0.277.974-32</text:p>
          </table:table-cell>
          <table:table-cell office:value-type="float" office:value="700009740692707" table:style-name="ce1">
            <text:p>7,0001E+14</text:p>
          </table:table-cell>
          <table:table-cell office:value-type="string" table:style-name="ce1">
            <text:p>(81) 98463-86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ua da prima vera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5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" table:style-name="ce1">
            <text:p>69</text:p>
          </table:table-cell>
          <table:table-cell office:value-type="float" office:value="155" table:style-name="ce1">
            <text:p>155</text:p>
          </table:table-cell>
          <table:table-cell office:value-type="date" office:date-value="2018-11-12T00:00:00" table:style-name="ce2">
            <text:p>12/11/2018</text:p>
          </table:table-cell>
          <table:table-cell office:value-type="string" table:style-name="ce1">
            <text:p>110/60</text:p>
          </table:table-cell>
          <table:table-cell office:value-type="date" office:date-value="2018-11-12T00:00:00" table:style-name="ce2">
            <text:p>12/11/2018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1" table:style-name="ce1">
            <text:p>39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QUELINE DA SILVA LUIZ</text:p>
          </table:table-cell>
          <table:table-cell office:value-type="date" office:date-value="1987-03-06T00:00:00" table:style-name="ce2">
            <text:p>06/03/1987</text:p>
          </table:table-cell>
          <table:table-cell office:value-type="string" table:style-name="ce1">
            <text:p>38 anos e 5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5.881.524-50</text:p>
          </table:table-cell>
          <table:table-cell office:value-type="float" office:value="708601591120580" table:style-name="ce1">
            <text:p>7,08602E+14</text:p>
          </table:table-cell>
          <table:table-cell office:value-type="string" table:style-name="ce1">
            <text:p>(81) 99141-22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1 trav. do alto da telha</text:p>
          </table:table-cell>
          <table:table-cell office:value-type="string" table:style-name="ce1">
            <text:p>102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" table:style-name="ce1">
            <text:p>72</text:p>
          </table:table-cell>
          <table:table-cell office:value-type="float" office:value="166" table:style-name="ce1">
            <text:p>166</text:p>
          </table:table-cell>
          <table:table-cell office:value-type="date" office:date-value="2019-04-29T00:00:00" table:style-name="ce2">
            <text:p>29/04/2019</text:p>
          </table:table-cell>
          <table:table-cell office:value-type="string" table:style-name="ce1">
            <text:p>90/60</text:p>
          </table:table-cell>
          <table:table-cell office:value-type="date" office:date-value="2019-04-29T00:00:00" table:style-name="ce2">
            <text:p>29/04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55" table:style-name="ce1">
            <text:p>35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Y ELIZIANE F DA SILVA</text:p>
          </table:table-cell>
          <table:table-cell office:value-type="date" office:date-value="2005-04-27T00:00:00" table:style-name="ce2">
            <text:p>27/04/2005</text:p>
          </table:table-cell>
          <table:table-cell office:value-type="string" table:style-name="ce1">
            <text:p>20 anos e 4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4.732.324-99</text:p>
          </table:table-cell>
          <table:table-cell office:value-type="float" office:value="704802027645349" table:style-name="ce1">
            <text:p>7,04802E+14</text:p>
          </table:table-cell>
          <table:table-cell office:value-type="string" table:style-name="ce1">
            <text:p>(81) 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to da telha</text:p>
          </table:table-cell>
          <table:table-cell office:value-type="string" table:style-name="ce1">
            <text:p>891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7" table:style-name="ce1">
            <text:p>69,7</text:p>
          </table:table-cell>
          <table:table-cell office:value-type="float" office:value="156.5" table:style-name="ce1">
            <text:p>156,5</text:p>
          </table:table-cell>
          <table:table-cell office:value-type="date" office:date-value="2025-08-07T00:00:00" table:style-name="ce2">
            <text:p>07/08/2025</text:p>
          </table:table-cell>
          <table:table-cell office:value-type="string" table:style-name="ce1">
            <text:p>110/70</text:p>
          </table:table-cell>
          <table:table-cell office:value-type="date" office:date-value="2025-08-07T00:00:00" table:style-name="ce2">
            <text:p>07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ABIA NALANDA FLORENCIO DA SILVA</text:p>
          </table:table-cell>
          <table:table-cell office:value-type="date" office:date-value="2002-07-27T00:00:00" table:style-name="ce2">
            <text:p>27/07/2002</text:p>
          </table:table-cell>
          <table:table-cell office:value-type="string" table:style-name="ce1">
            <text:p>23 anos e 1 mê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4.666.424-40</text:p>
          </table:table-cell>
          <table:table-cell office:value-type="float" office:value="708405216772762" table:style-name="ce1">
            <text:p>7,08405E+14</text:p>
          </table:table-cell>
          <table:table-cell office:value-type="string" table:style-name="ce1">
            <text:p>(81) 99739-993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ª corrego do carroceiro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8.2" table:style-name="ce1">
            <text:p>98,2</text:p>
          </table:table-cell>
          <table:table-cell office:value-type="float" office:value="175" table:style-name="ce1">
            <text:p>175</text:p>
          </table:table-cell>
          <table:table-cell office:value-type="date" office:date-value="2024-04-10T00:00:00" table:style-name="ce2">
            <text:p>10/04/2024</text:p>
          </table:table-cell>
          <table:table-cell office:value-type="string" table:style-name="ce1">
            <text:p>110/60</text:p>
          </table:table-cell>
          <table:table-cell office:value-type="date" office:date-value="2024-04-10T00:00:00" table:style-name="ce2">
            <text:p>10/04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5" table:style-name="ce1">
            <text:p>10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TORIA JOSENILDA DA SILVA</text:p>
          </table:table-cell>
          <table:table-cell office:value-type="date" office:date-value="2000-02-20T00:00:00" table:style-name="ce2">
            <text:p>20/02/2000</text:p>
          </table:table-cell>
          <table:table-cell office:value-type="string" table:style-name="ce1">
            <text:p>25 anos e 6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0.640.664-37</text:p>
          </table:table-cell>
          <table:table-cell office:value-type="float" office:value="706407611755285" table:style-name="ce1">
            <text:p>7,06408E+14</text:p>
          </table:table-cell>
          <table:table-cell office:value-type="string" table:style-name="ce1">
            <text:p>(81) 98848-58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órrego do carroceiro</text:p>
          </table:table-cell>
          <table:table-cell office:value-type="string" table:style-name="ce1">
            <text:p>S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103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.7" table:style-name="ce1">
            <text:p>57,7</text:p>
          </table:table-cell>
          <table:table-cell office:value-type="float" office:value="170" table:style-name="ce1">
            <text:p>17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00/7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Alto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ONIQUE RAIANE DO NASCIMENTO ALMEIDA</text:p>
          </table:table-cell>
          <table:table-cell office:value-type="date" office:date-value="1996-09-04T00:00:00" table:style-name="ce2">
            <text:p>04/09/1996</text:p>
          </table:table-cell>
          <table:table-cell office:value-type="string" table:style-name="ce1">
            <text:p>28 anos e 11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592.874-74</text:p>
          </table:table-cell>
          <table:table-cell office:value-type="float" office:value="707407000998472" table:style-name="ce1">
            <text:p>7,07407E+14</text:p>
          </table:table-cell>
          <table:table-cell office:value-type="string" table:style-name="ce1">
            <text:p>(81) 99356-17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gustinho dos santos</text:p>
          </table:table-cell>
          <table:table-cell office:value-type="string" table:style-name="ce1">
            <text:p>05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13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5" table:style-name="ce1">
            <text:p>70,5</text:p>
          </table:table-cell>
          <table:table-cell office:value-type="float" office:value="164" table:style-name="ce1">
            <text:p>164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100/70</text:p>
          </table:table-cell>
          <table:table-cell office:value-type="date" office:date-value="2025-08-14T00:00:00" table:style-name="ce2">
            <text:p>14/08/2025</text:p>
          </table:table-cell>
          <table:table-cell office:value-type="string" table:style-name="ce1">
            <text:p>Alto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RCIANA MARIA DOS SANTOS</text:p>
          </table:table-cell>
          <table:table-cell office:value-type="date" office:date-value="1987-06-21T00:00:00" table:style-name="ce2">
            <text:p>21/06/1987</text:p>
          </table:table-cell>
          <table:table-cell office:value-type="string" table:style-name="ce1">
            <text:p>38 anos e 2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4.133.594-63</text:p>
          </table:table-cell>
          <table:table-cell office:value-type="float" office:value="704809035565541" table:style-name="ce1">
            <text:p>7,04809E+14</text:p>
          </table:table-cell>
          <table:table-cell office:value-type="string" table:style-name="ce1">
            <text:p>(81) 98644-82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to da telha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40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.900000000000006" table:style-name="ce1">
            <text:p>77,9</text:p>
          </table:table-cell>
          <table:table-cell office:value-type="float" office:value="162" table:style-name="ce1">
            <text:p>162</text:p>
          </table:table-cell>
          <table:table-cell office:value-type="date" office:date-value="2024-05-27T00:00:00" table:style-name="ce2">
            <text:p>27/05/2024</text:p>
          </table:table-cell>
          <table:table-cell office:value-type="string" table:style-name="ce1">
            <text:p>105/60</text:p>
          </table:table-cell>
          <table:table-cell office:value-type="date" office:date-value="2024-05-29T00:00:00" table:style-name="ce2">
            <text:p>29/05/2024</text:p>
          </table:table-cell>
          <table:table-cell office:value-type="string" table:style-name="ce1">
            <text:p>Habitual</text:p>
          </table:table-cell>
          <table:table-cell office:value-type="float" office:value="99" table:style-name="ce1">
            <text:p>99</text:p>
          </table:table-cell>
          <table:table-cell office:value-type="float" office:value="6" table:style-name="ce1">
            <text:p>6</text:p>
          </table:table-cell>
          <table:table-cell office:value-type="float" office:value="105" table:style-name="ce1">
            <text:p>10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IANA GISELE MARIA DE SANTANA</text:p>
          </table:table-cell>
          <table:table-cell office:value-type="date" office:date-value="2003-04-21T00:00:00" table:style-name="ce2">
            <text:p>21/04/2003</text:p>
          </table:table-cell>
          <table:table-cell office:value-type="string" table:style-name="ce1">
            <text:p>22 anos e 4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6.147.434-52</text:p>
          </table:table-cell>
          <table:table-cell office:value-type="float" office:value="704309583511190" table:style-name="ce1">
            <text:p>7,0431E+14</text:p>
          </table:table-cell>
          <table:table-cell office:value-type="string" table:style-name="ce1">
            <text:p>(81) 9984-1514</text:p>
          </table:table-cell>
          <table:table-cell office:value-type="string" table:style-name="ce1">
            <text:p>(61) 3315-2425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nião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17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7.5" table:style-name="ce1">
            <text:p>47,5</text:p>
          </table:table-cell>
          <table:table-cell office:value-type="float" office:value="156.5" table:style-name="ce1">
            <text:p>156,5</text:p>
          </table:table-cell>
          <table:table-cell office:value-type="date" office:date-value="2025-08-08T00:00:00" table:style-name="ce2">
            <text:p>08/08/2025</text:p>
          </table:table-cell>
          <table:table-cell office:value-type="string" table:style-name="ce1">
            <text:p>100/60</text:p>
          </table:table-cell>
          <table:table-cell office:value-type="date" office:date-value="2025-08-08T00:00:00" table:style-name="ce2">
            <text:p>0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ALICE SANTANA DA SILVA</text:p>
          </table:table-cell>
          <table:table-cell office:value-type="date" office:date-value="2002-05-01T00:00:00" table:style-name="ce2">
            <text:p>01/05/2002</text:p>
          </table:table-cell>
          <table:table-cell office:value-type="string" table:style-name="ce1">
            <text:p>23 anos e 4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03.837.514-89</text:p>
          </table:table-cell>
          <table:table-cell office:value-type="float" office:value="708803708045710" table:style-name="ce1">
            <text:p>7,08804E+14</text:p>
          </table:table-cell>
          <table:table-cell office:value-type="string" table:style-name="ce1">
            <text:p>(81) 99694-10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nião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170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8" table:style-name="ce1">
            <text:p>72,8</text:p>
          </table:table-cell>
          <table:table-cell office:value-type="float" office:value="157" table:style-name="ce1">
            <text:p>157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15/70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IZABELLA BATISTA DE FRANÇA</text:p>
          </table:table-cell>
          <table:table-cell office:value-type="date" office:date-value="2004-09-25T00:00:00" table:style-name="ce2">
            <text:p>25/09/2004</text:p>
          </table:table-cell>
          <table:table-cell office:value-type="string" table:style-name="ce1">
            <text:p>20 anos e 11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8.212.914-09</text:p>
          </table:table-cell>
          <table:table-cell office:value-type="float" office:value="898004057796624" table:style-name="ce1">
            <text:p>8,98004E+14</text:p>
          </table:table-cell>
          <table:table-cell office:value-type="string" table:style-name="ce1">
            <text:p>(81) 98181-20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to da telh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44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3" table:style-name="ce1">
            <text:p>67,3</text:p>
          </table:table-cell>
          <table:table-cell office:value-type="float" office:value="154" table:style-name="ce1">
            <text:p>154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110/70</text:p>
          </table:table-cell>
          <table:table-cell office:value-type="date" office:date-value="2025-07-30T00:00:00" table:style-name="ce2">
            <text:p>30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ANGELA MARIA SANTANA DE LIMA</text:p>
          </table:table-cell>
          <table:table-cell office:value-type="date" office:date-value="1999-07-24T00:00:00" table:style-name="ce2">
            <text:p>24/07/1999</text:p>
          </table:table-cell>
          <table:table-cell office:value-type="string" table:style-name="ce1">
            <text:p>26 anos e 1 mê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4.136.684-96</text:p>
          </table:table-cell>
          <table:table-cell office:value-type="float" office:value="706009834962146" table:style-name="ce1">
            <text:p>7,0601E+14</text:p>
          </table:table-cell>
          <table:table-cell office:value-type="string" table:style-name="ce1">
            <text:p>(81) 99632-27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to da telha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44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.2" table:style-name="ce1">
            <text:p>55,2</text:p>
          </table:table-cell>
          <table:table-cell office:value-type="float" office:value="154.5" table:style-name="ce1">
            <text:p>154,5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100/60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TEPHANY GONÇALVES DE OLIVEIRA</text:p>
          </table:table-cell>
          <table:table-cell office:value-type="date" office:date-value="2006-05-27T00:00:00" table:style-name="ce2">
            <text:p>27/05/2006</text:p>
          </table:table-cell>
          <table:table-cell office:value-type="string" table:style-name="ce1">
            <text:p>19 anos e 3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0.235.244-14</text:p>
          </table:table-cell>
          <table:table-cell office:value-type="float" office:value="701403605740935" table:style-name="ce1">
            <text:p>7,01404E+14</text:p>
          </table:table-cell>
          <table:table-cell office:value-type="string" table:style-name="ce1">
            <text:p>(81) 99229-68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órrego do carroceiro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100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.8" table:style-name="ce1">
            <text:p>82,8</text:p>
          </table:table-cell>
          <table:table-cell office:value-type="float" office:value="165" table:style-name="ce1">
            <text:p>165</text:p>
          </table:table-cell>
          <table:table-cell office:value-type="date" office:date-value="2025-04-22T00:00:00" table:style-name="ce2">
            <text:p>22/04/2025</text:p>
          </table:table-cell>
          <table:table-cell office:value-type="string" table:style-name="ce1">
            <text:p>95/60</text:p>
          </table:table-cell>
          <table:table-cell office:value-type="date" office:date-value="2025-04-22T00:00:00" table:style-name="ce2">
            <text:p>22/04/2025</text:p>
          </table:table-cell>
          <table:table-cell office:value-type="string" table:style-name="ce1">
            <text:p>Habitual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TORIA RAMOS DA SILVA</text:p>
          </table:table-cell>
          <table:table-cell office:value-type="date" office:date-value="2003-12-21T00:00:00" table:style-name="ce2">
            <text:p>21/12/2003</text:p>
          </table:table-cell>
          <table:table-cell office:value-type="string" table:style-name="ce1">
            <text:p>21 anos e 8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7.251.474-44</text:p>
          </table:table-cell>
          <table:table-cell office:value-type="float" office:value="898003021437291" table:style-name="ce1">
            <text:p>8,98003E+14</text:p>
          </table:table-cell>
          <table:table-cell office:value-type="string" table:style-name="ce1">
            <text:p>(81) 99681-95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órrego do carroceiro</text:p>
          </table:table-cell>
          <table:table-cell office:value-type="string" table:style-name="ce1">
            <text:p>508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100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900000000000006" table:style-name="ce1">
            <text:p>68,9</text:p>
          </table:table-cell>
          <table:table-cell office:value-type="float" office:value="150" table:style-name="ce1">
            <text:p>150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05/60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ABIA RAFAELA SILVA DE ARAUJO</text:p>
          </table:table-cell>
          <table:table-cell office:value-type="date" office:date-value="1985-09-05T00:00:00" table:style-name="ce2">
            <text:p>05/09/1985</text:p>
          </table:table-cell>
          <table:table-cell office:value-type="string" table:style-name="ce1">
            <text:p>39 anos e 11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7.520.184-56</text:p>
          </table:table-cell>
          <table:table-cell office:value-type="float" office:value="705405433364994" table:style-name="ce1">
            <text:p>7,05405E+14</text:p>
          </table:table-cell>
          <table:table-cell office:value-type="string" table:style-name="ce1">
            <text:p>(81) 98776-71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ngenheiro arnulfo falcão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5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80/50</text:p>
          </table:table-cell>
          <table:table-cell office:value-type="date" office:date-value="2021-06-23T00:00:00" table:style-name="ce2">
            <text:p>23/06/2021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3" table:style-name="ce1">
            <text:p>25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ISSE HELENA DA SILVA</text:p>
          </table:table-cell>
          <table:table-cell office:value-type="date" office:date-value="1996-07-19T00:00:00" table:style-name="ce2">
            <text:p>19/07/1996</text:p>
          </table:table-cell>
          <table:table-cell office:value-type="string" table:style-name="ce1">
            <text:p>29 anos e 1 mê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3.195.874-10</text:p>
          </table:table-cell>
          <table:table-cell office:value-type="float" office:value="704206254521887" table:style-name="ce1">
            <text:p>7,04206E+14</text:p>
          </table:table-cell>
          <table:table-cell office:value-type="string" table:style-name="ce1">
            <text:p>(81) 98743-85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órrego do carroceiro</text:p>
          </table:table-cell>
          <table:table-cell office:value-type="string" table:style-name="ce1">
            <text:p>115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100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80</text:p>
          </table:table-cell>
          <table:table-cell office:value-type="date" office:date-value="2018-07-06T00:00:00" table:style-name="ce2">
            <text:p>06/07/2018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7" table:style-name="ce1">
            <text:p>407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NA SORIANO DAMASCENA DE LIMA</text:p>
          </table:table-cell>
          <table:table-cell office:value-type="date" office:date-value="1988-12-23T00:00:00" table:style-name="ce2">
            <text:p>23/12/1988</text:p>
          </table:table-cell>
          <table:table-cell office:value-type="string" table:style-name="ce1">
            <text:p>36 anos e 8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86.966.714-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868-0851</text:p>
          </table:table-cell>
          <table:table-cell office:value-type="string" table:style-name="ce1">
            <text:p>(81) 98868-0851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ngenheiro arnulfo falcão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52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.2" table:style-name="ce1">
            <text:p>60,2</text:p>
          </table:table-cell>
          <table:table-cell office:value-type="float" office:value="152" table:style-name="ce1">
            <text:p>152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10/7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Alto</text:p>
          </table:table-cell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SSYA ELLEN ALVES DA SILVA</text:p>
          </table:table-cell>
          <table:table-cell office:value-type="date" office:date-value="2007-02-10T00:00:00" table:style-name="ce2">
            <text:p>10/02/2007</text:p>
          </table:table-cell>
          <table:table-cell office:value-type="string" table:style-name="ce1">
            <text:p>18 anos e 6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4.721.774-14</text:p>
          </table:table-cell>
          <table:table-cell office:value-type="float" office:value="705204497063074" table:style-name="ce1">
            <text:p>7,05204E+14</text:p>
          </table:table-cell>
          <table:table-cell office:value-type="string" table:style-name="ce1">
            <text:p>(81) 99908-12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tódio de barro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160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.3" table:style-name="ce1">
            <text:p>86,3</text:p>
          </table:table-cell>
          <table:table-cell office:value-type="float" office:value="160" table:style-name="ce1">
            <text:p>160</text:p>
          </table:table-cell>
          <table:table-cell office:value-type="date" office:date-value="2024-09-24T00:00:00" table:style-name="ce2">
            <text:p>24/09/2024</text:p>
          </table:table-cell>
          <table:table-cell office:value-type="string" table:style-name="ce1">
            <text:p>105/60</text:p>
          </table:table-cell>
          <table:table-cell office:value-type="date" office:date-value="2024-09-24T00:00:00" table:style-name="ce2">
            <text:p>24/09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" table:style-name="ce1">
            <text:p>8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RDIANE OLIVEIRA DE CARVALHO</text:p>
          </table:table-cell>
          <table:table-cell office:value-type="date" office:date-value="1999-10-28T00:00:00" table:style-name="ce2">
            <text:p>28/10/1999</text:p>
          </table:table-cell>
          <table:table-cell office:value-type="string" table:style-name="ce1">
            <text:p>25 anos e 10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1.429.804-80</text:p>
          </table:table-cell>
          <table:table-cell office:value-type="float" office:value="704807571098149" table:style-name="ce1">
            <text:p>7,04808E+14</text:p>
          </table:table-cell>
          <table:table-cell office:value-type="string" table:style-name="ce1">
            <text:p>(81) 98601-20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órrego do carroceiro</text:p>
          </table:table-cell>
          <table:table-cell office:value-type="string" table:style-name="ce1">
            <text:p>124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100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" table:style-name="ce1">
            <text:p>75</text:p>
          </table:table-cell>
          <table:table-cell office:value-type="float" office:value="154" table:style-name="ce1">
            <text:p>154</text:p>
          </table:table-cell>
          <table:table-cell office:value-type="date" office:date-value="2022-01-12T00:00:00" table:style-name="ce2">
            <text:p>12/01/2022</text:p>
          </table:table-cell>
          <table:table-cell office:value-type="string" table:style-name="ce1">
            <text:p>90/60</text:p>
          </table:table-cell>
          <table:table-cell office:value-type="date" office:date-value="2022-01-12T00:00:00" table:style-name="ce2">
            <text:p>12/01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4" table:style-name="ce1">
            <text:p>21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HEILA VICTORIA LEITE DE MELO SILVA</text:p>
          </table:table-cell>
          <table:table-cell office:value-type="date" office:date-value="2003-11-27T00:00:00" table:style-name="ce2">
            <text:p>27/11/2003</text:p>
          </table:table-cell>
          <table:table-cell office:value-type="string" table:style-name="ce1">
            <text:p>21 anos e 9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8.501.854-75</text:p>
          </table:table-cell>
          <table:table-cell office:value-type="float" office:value="701208029040211" table:style-name="ce1">
            <text:p>7,01208E+14</text:p>
          </table:table-cell>
          <table:table-cell office:value-type="string" table:style-name="ce1">
            <text:p>(81) 99933-45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órrego do carroceiro</text:p>
          </table:table-cell>
          <table:table-cell office:value-type="string" table:style-name="ce1">
            <text:p>7179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.7" table:style-name="ce1">
            <text:p>55,7</text:p>
          </table:table-cell>
          <table:table-cell office:value-type="float" office:value="159" table:style-name="ce1">
            <text:p>159</text:p>
          </table:table-cell>
          <table:table-cell office:value-type="date" office:date-value="2025-03-31T00:00:00" table:style-name="ce2">
            <text:p>31/03/2025</text:p>
          </table:table-cell>
          <table:table-cell office:value-type="string" table:style-name="ce1">
            <text:p>100/60</text:p>
          </table:table-cell>
          <table:table-cell office:value-type="date" office:date-value="2025-03-31T00:00:00" table:style-name="ce2">
            <text:p>31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ILVANIA MARIA DOS SANTOS</text:p>
          </table:table-cell>
          <table:table-cell office:value-type="date" office:date-value="1988-02-26T00:00:00" table:style-name="ce2">
            <text:p>26/02/1988</text:p>
          </table:table-cell>
          <table:table-cell office:value-type="string" table:style-name="ce1">
            <text:p>37 anos e 6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80.536.204-50</text:p>
          </table:table-cell>
          <table:table-cell office:value-type="float" office:value="706903132234430" table:style-name="ce1">
            <text:p>7,06903E+14</text:p>
          </table:table-cell>
          <table:table-cell office:value-type="string" table:style-name="ce1">
            <text:p>(81) 98421-598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órrego do carroceiro</text:p>
          </table:table-cell>
          <table:table-cell office:value-type="string" table:style-name="ce1">
            <text:p>402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100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7" table:style-name="ce1">
            <text:p>76,7</text:p>
          </table:table-cell>
          <table:table-cell office:value-type="float" office:value="155" table:style-name="ce1">
            <text:p>155</text:p>
          </table:table-cell>
          <table:table-cell office:value-type="date" office:date-value="2018-09-24T00:00:00" table:style-name="ce2">
            <text:p>24/09/2018</text:p>
          </table:table-cell>
          <table:table-cell office:value-type="string" table:style-name="ce1">
            <text:p>120/90</text:p>
          </table:table-cell>
          <table:table-cell office:value-type="date" office:date-value="2023-05-02T00:00:00" table:style-name="ce2">
            <text:p>02/05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3" table:style-name="ce1">
            <text:p>39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YASMIM BARBOSA DASILVA</text:p>
          </table:table-cell>
          <table:table-cell office:value-type="date" office:date-value="1999-11-11T00:00:00" table:style-name="ce2">
            <text:p>11/11/1999</text:p>
          </table:table-cell>
          <table:table-cell office:value-type="string" table:style-name="ce1">
            <text:p>25 anos e 9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182.284-70</text:p>
          </table:table-cell>
          <table:table-cell office:value-type="float" office:value="703204672926491" table:style-name="ce1">
            <text:p>7,03205E+14</text:p>
          </table:table-cell>
          <table:table-cell office:value-type="string" table:style-name="ce1">
            <text:p>(81) 99853-30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hagas ferreira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480</text:p>
          </table:table-cell>
          <table:table-cell office:value-type="float" office:value="28" table:style-name="ce1">
            <text:p>28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5" table:style-name="ce1">
            <text:p>73,5</text:p>
          </table:table-cell>
          <table:table-cell office:value-type="float" office:value="155" table:style-name="ce1">
            <text:p>155</text:p>
          </table:table-cell>
          <table:table-cell office:value-type="date" office:date-value="2022-10-31T00:00:00" table:style-name="ce2">
            <text:p>31/10/2022</text:p>
          </table:table-cell>
          <table:table-cell office:value-type="string" table:style-name="ce1">
            <text:p>130/90</text:p>
          </table:table-cell>
          <table:table-cell office:value-type="date" office:date-value="2022-10-31T00:00:00" table:style-name="ce2">
            <text:p>31/10/2022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4" table:style-name="ce1">
            <text:p>16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SEFA MARIA DA CONCEICAO</text:p>
          </table:table-cell>
          <table:table-cell office:value-type="date" office:date-value="1988-07-14T00:00:00" table:style-name="ce2">
            <text:p>14/07/1988</text:p>
          </table:table-cell>
          <table:table-cell office:value-type="string" table:style-name="ce1">
            <text:p>37 anos e 1 mê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00.100.194-05</text:p>
          </table:table-cell>
          <table:table-cell office:value-type="float" office:value="706808761521228" table:style-name="ce1">
            <text:p>7,06809E+14</text:p>
          </table:table-cell>
          <table:table-cell office:value-type="string" table:style-name="ce1">
            <text:p>(81) 98404-309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lto da bica</text:p>
          </table:table-cell>
          <table:table-cell office:value-type="float" office:value="778" table:style-name="ce1">
            <text:p>778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0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7" table:style-name="ce1">
            <text:p>68,7</text:p>
          </table:table-cell>
          <table:table-cell office:value-type="float" office:value="150.5" table:style-name="ce1">
            <text:p>150,5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20/8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RELE DA SILVA NASCIMENTO</text:p>
          </table:table-cell>
          <table:table-cell office:value-type="date" office:date-value="1998-05-02T00:00:00" table:style-name="ce2">
            <text:p>02/05/1998</text:p>
          </table:table-cell>
          <table:table-cell office:value-type="string" table:style-name="ce1">
            <text:p>27 anos e 3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6.392.204-12</text:p>
          </table:table-cell>
          <table:table-cell office:value-type="float" office:value="706401645313387" table:style-name="ce1">
            <text:p>7,06402E+14</text:p>
          </table:table-cell>
          <table:table-cell office:value-type="string" table:style-name="ce1">
            <text:p>(81) 97342-7476</text:p>
          </table:table-cell>
          <table:table-cell office:value-type="string" table:style-name="ce1">
            <text:p>(81) 8523-6713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Córrego do carroceiro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100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4" table:style-name="ce1">
            <text:p>104</text:p>
          </table:table-cell>
          <table:table-cell office:value-type="float" office:value="163" table:style-name="ce1">
            <text:p>163</text:p>
          </table:table-cell>
          <table:table-cell office:value-type="date" office:date-value="2024-07-12T00:00:00" table:style-name="ce2">
            <text:p>12/07/2024</text:p>
          </table:table-cell>
          <table:table-cell office:value-type="string" table:style-name="ce1">
            <text:p>110/70</text:p>
          </table:table-cell>
          <table:table-cell office:value-type="date" office:date-value="2024-08-19T00:00:00" table:style-name="ce2">
            <text:p>19/08/2024</text:p>
          </table:table-cell>
          <table:table-cell office:value-type="string" table:style-name="ce1">
            <text:p>Alto</text:p>
          </table:table-cell>
          <table:table-cell office:value-type="float" office:value="99" table:style-name="ce1">
            <text:p>99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QUEL DE MEDEIROS SILVA</text:p>
          </table:table-cell>
          <table:table-cell office:value-type="date" office:date-value="1996-04-16T00:00:00" table:style-name="ce2">
            <text:p>16/04/1996</text:p>
          </table:table-cell>
          <table:table-cell office:value-type="string" table:style-name="ce1">
            <text:p>29 anos e 4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0.731.024-08</text:p>
          </table:table-cell>
          <table:table-cell office:value-type="float" office:value="898001088556029" table:style-name="ce1">
            <text:p>8,98001E+14</text:p>
          </table:table-cell>
          <table:table-cell office:value-type="string" table:style-name="ce1">
            <text:p>(81) 98432-98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ngenheiro arnulfo falca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5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7" table:style-name="ce1">
            <text:p>127</text:p>
          </table:table-cell>
          <table:table-cell office:value-type="float" office:value="170" table:style-name="ce1">
            <text:p>170</text:p>
          </table:table-cell>
          <table:table-cell office:value-type="date" office:date-value="2021-11-24T00:00:00" table:style-name="ce2">
            <text:p>24/11/2021</text:p>
          </table:table-cell>
          <table:table-cell office:value-type="string" table:style-name="ce1">
            <text:p>100/60</text:p>
          </table:table-cell>
          <table:table-cell office:value-type="date" office:date-value="2021-11-24T00:00:00" table:style-name="ce2">
            <text:p>24/11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3" table:style-name="ce1">
            <text:p>23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DNA FERREIRA DA SILVA</text:p>
          </table:table-cell>
          <table:table-cell office:value-type="date" office:date-value="2000-01-06T00:00:00" table:style-name="ce2">
            <text:p>06/01/2000</text:p>
          </table:table-cell>
          <table:table-cell office:value-type="string" table:style-name="ce1">
            <text:p>25 anos e 7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987-56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Arnulfo falcão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5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599999999999994" table:style-name="ce1">
            <text:p>71,6</text:p>
          </table:table-cell>
          <table:table-cell office:value-type="float" office:value="160" table:style-name="ce1">
            <text:p>160</text:p>
          </table:table-cell>
          <table:table-cell office:value-type="date" office:date-value="2024-04-08T00:00:00" table:style-name="ce2">
            <text:p>08/04/2024</text:p>
          </table:table-cell>
          <table:table-cell office:value-type="string" table:style-name="ce1">
            <text:p>90/60</text:p>
          </table:table-cell>
          <table:table-cell office:value-type="date" office:date-value="2024-04-08T00:00:00" table:style-name="ce2">
            <text:p>08/04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" table:style-name="ce1">
            <text:p>8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ZABELA LILIANA SOUZA DA SILVA</text:p>
          </table:table-cell>
          <table:table-cell office:value-type="date" office:date-value="1993-04-02T00:00:00" table:style-name="ce2">
            <text:p>02/04/1993</text:p>
          </table:table-cell>
          <table:table-cell office:value-type="string" table:style-name="ce1">
            <text:p>32 anos e 4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203106736790006" table:style-name="ce1">
            <text:p>2,03107E+14</text:p>
          </table:table-cell>
          <table:table-cell office:value-type="string" table:style-name="ce1">
            <text:p>(81) 99458-50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Córrego do carroceiro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390-100</text:p>
          </table:table-cell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900000000000006" table:style-name="ce1">
            <text:p>76,9</text:p>
          </table:table-cell>
          <table:table-cell office:value-type="float" office:value="155" table:style-name="ce1">
            <text:p>155</text:p>
          </table:table-cell>
          <table:table-cell office:value-type="date" office:date-value="2024-11-27T00:00:00" table:style-name="ce2">
            <text:p>27/11/2024</text:p>
          </table:table-cell>
          <table:table-cell office:value-type="string" table:style-name="ce1">
            <text:p>100/50</text:p>
          </table:table-cell>
          <table:table-cell office:value-type="date" office:date-value="2024-11-27T00:00:00" table:style-name="ce2">
            <text:p>27/11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IANE DA SILVA CAMPOS</text:p>
          </table:table-cell>
          <table:table-cell office:value-type="date" office:date-value="1986-07-05T00:00:00" table:style-name="ce2">
            <text:p>05/07/1986</text:p>
          </table:table-cell>
          <table:table-cell office:value-type="string" table:style-name="ce1">
            <text:p>39 anos e 1 mê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2362726578" table:style-name="ce1">
            <text:p>8,98002E+14</text:p>
          </table:table-cell>
          <table:table-cell office:value-type="string" table:style-name="ce1">
            <text:p>(81) 98662-700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.5" table:style-name="ce1">
            <text:p>92,5</text:p>
          </table:table-cell>
          <table:table-cell office:value-type="float" office:value="161" table:style-name="ce1">
            <text:p>161</text:p>
          </table:table-cell>
          <table:table-cell office:value-type="date" office:date-value="2019-04-17T00:00:00" table:style-name="ce2">
            <text:p>17/04/2019</text:p>
          </table:table-cell>
          <table:table-cell office:value-type="string" table:style-name="ce1">
            <text:p>100/71</text:p>
          </table:table-cell>
          <table:table-cell office:value-type="date" office:date-value="2019-04-17T00:00:00" table:style-name="ce2">
            <text:p>17/04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66" table:style-name="ce1">
            <text:p>36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23:03Z</meta:creation-date>
    <dc:date>2025-09-16T19:23:03Z</dc:date>
  </office:meta>
</office:document-meta>
</file>